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100000001575D183B0F7CD4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/>
    <style:font-face style:name="Noto Sans Symbols" svg:font-family="'Noto Sans Symbols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99cm" fo:margin-left="0.002cm" table:align="left"/>
    </style:style>
    <style:style style:name="Table1.A" style:family="table-column">
      <style:table-column-properties style:column-width="3.831cm"/>
    </style:style>
    <style:style style:name="Table1.B" style:family="table-column">
      <style:table-column-properties style:column-width="13.167cm"/>
    </style:style>
    <style:style style:name="Table1.A1" style:family="table-cell">
      <style:table-cell-properties style:vertical-align="middle" fo:padding-left="0.095cm" fo:padding-right="0.097cm" fo:padding-top="0.097cm" fo:padding-bottom="0.097cm" fo:border="0.5pt solid #000000"/>
    </style:style>
    <style:style style:name="Table2" style:family="table">
      <style:table-properties style:width="16.999cm" fo:margin-left="0.002cm" table:align="left"/>
    </style:style>
    <style:style style:name="Table2.A" style:family="table-column">
      <style:table-column-properties style:column-width="4.697cm"/>
    </style:style>
    <style:style style:name="Table2.B" style:family="table-column">
      <style:table-column-properties style:column-width="12.301cm"/>
    </style:style>
    <style:style style:name="Table2.A1" style:family="table-cell">
      <style:table-cell-properties style:vertical-align="middle" fo:padding-left="0.095cm" fo:padding-right="0.097cm" fo:padding-top="0.097cm" fo:padding-bottom="0.097cm" fo:border="0.5pt solid #000000"/>
    </style:style>
    <style:style style:name="Table3" style:family="table">
      <style:table-properties style:width="16.999cm" fo:margin-left="0.002cm" table:align="left"/>
    </style:style>
    <style:style style:name="Table3.A" style:family="table-column">
      <style:table-column-properties style:column-width="4.699cm"/>
    </style:style>
    <style:style style:name="Table3.B" style:family="table-column">
      <style:table-column-properties style:column-width="12.3cm"/>
    </style:style>
    <style:style style:name="Table3.A1" style:family="table-cell">
      <style:table-cell-properties style:vertical-align="middle" fo:padding-left="0.095cm" fo:padding-right="0.097cm" fo:padding-top="0.097cm" fo:padding-bottom="0.097cm" fo:border="0.5pt solid #000000"/>
    </style:style>
    <style:style style:name="P1" style:family="paragraph" style:parent-style-name="Text_20_body">
      <style:paragraph-properties style:line-height-at-least="0.019cm"/>
    </style:style>
    <style:style style:name="P2" style:family="paragraph" style:parent-style-name="Text_20_body">
      <style:paragraph-properties fo:line-height="0.4cm"/>
    </style:style>
    <style:style style:name="P3" style:family="paragraph" style:parent-style-name="Text_20_body">
      <style:paragraph-properties fo:margin-top="0cm" fo:margin-bottom="0cm" loext:contextual-spacing="false" style:line-height-at-least="0.019cm"/>
    </style:style>
    <style:style style:name="P4" style:family="paragraph" style:parent-style-name="Text_20_body">
      <style:paragraph-properties fo:margin-top="0cm" fo:margin-bottom="0cm" loext:contextual-spacing="false" style:line-height-at-least="0.019cm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style:line-height-at-least="0.019cm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style:line-height-at-least="0.019cm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style:line-height-at-least="0.019cm" style:writing-mode="lr-tb"/>
    </style:style>
    <style:style style:name="P8" style:family="paragraph" style:parent-style-name="Text_20_body" style:list-style-name="L1">
      <style:paragraph-properties fo:margin-top="0cm" fo:margin-bottom="0cm" loext:contextual-spacing="false" style:line-height-at-least="0.019cm" style:writing-mode="lr-tb"/>
      <style:text-properties fo:font-variant="normal" fo:text-transform="none" fo:color="#000000" style:text-line-through-style="none" style:text-line-through-type="none" style:font-name="Noto Sans Symbols" fo:font-size="12pt" fo:font-style="normal" style:text-underline-style="none" fo:font-weight="normal" style:text-blinking="false"/>
    </style:style>
    <style:style style:name="P9" style:family="paragraph" style:parent-style-name="Text_20_body" style:list-style-name="L2">
      <style:paragraph-properties fo:margin-top="0cm" fo:margin-bottom="0cm" loext:contextual-spacing="false" style:line-height-at-least="0.019cm" style:writing-mode="lr-tb"/>
      <style:text-properties fo:font-variant="normal" fo:text-transform="none" fo:color="#000000" style:text-line-through-style="none" style:text-line-through-type="none" style:font-name="Noto Sans Symbols" fo:font-size="12pt" fo:font-style="normal" style:text-underline-style="none" fo:font-weight="normal" style:text-blinking="false"/>
    </style:style>
    <style:style style:name="P10" style:family="paragraph" style:parent-style-name="Text_20_body" style:list-style-name="L3">
      <style:paragraph-properties fo:margin-top="0cm" fo:margin-bottom="0cm" loext:contextual-spacing="false" style:line-height-at-least="0.019cm" style:writing-mode="lr-tb"/>
      <style:text-properties fo:font-variant="normal" fo:text-transform="none" fo:color="#000000" style:text-line-through-style="none" style:text-line-through-type="none" style:font-name="Noto Sans Symbols" fo:font-size="12pt" fo:font-style="normal" style:text-underline-style="none" fo:font-weight="normal" style:text-blinking="false"/>
    </style:style>
    <style:style style:name="P11" style:family="paragraph" style:parent-style-name="Text_20_body" style:list-style-name="L4">
      <style:paragraph-properties fo:margin-top="0cm" fo:margin-bottom="0cm" loext:contextual-spacing="false" style:line-height-at-least="0.019cm" style:writing-mode="lr-tb"/>
      <style:text-properties fo:font-variant="normal" fo:text-transform="none" fo:color="#000000" style:text-line-through-style="none" style:text-line-through-type="none" style:font-name="Noto Sans Symbols" fo:font-size="12pt" fo:font-style="normal" style:text-underline-style="none" fo:font-weight="normal" style:text-blinking="false"/>
    </style:style>
    <style:style style:name="P12" style:family="paragraph" style:parent-style-name="Text_20_body" style:list-style-name="L5">
      <style:paragraph-properties fo:margin-top="0cm" fo:margin-bottom="0cm" loext:contextual-spacing="false" style:line-height-at-least="0.019cm" style:writing-mode="lr-tb"/>
      <style:text-properties fo:font-variant="normal" fo:text-transform="none" fo:color="#000000" style:text-line-through-style="none" style:text-line-through-type="none" style:font-name="Noto Sans Symbols" fo:font-size="12pt" fo:font-style="normal" style:text-underline-style="none" fo:font-weight="normal" style:text-blinking="false"/>
    </style:style>
    <style:style style:name="P13" style:family="paragraph" style:parent-style-name="Text_20_body" style:list-style-name="L6">
      <style:paragraph-properties fo:margin-top="0cm" fo:margin-bottom="0cm" loext:contextual-spacing="false" style:line-height-at-least="0.019cm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7">
      <style:paragraph-properties fo:margin-top="0cm" fo:margin-bottom="0cm" loext:contextual-spacing="false" style:line-height-at-least="0.019cm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8">
      <style:paragraph-properties fo:margin-top="0cm" fo:margin-bottom="0cm" loext:contextual-spacing="false" style:line-height-at-least="0.019cm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9">
      <style:paragraph-properties fo:margin-top="0cm" fo:margin-bottom="0cm" loext:contextual-spacing="false" style:line-height-at-least="0.019cm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0">
      <style:paragraph-properties fo:margin-top="0cm" fo:margin-bottom="0cm" loext:contextual-spacing="false" style:line-height-at-least="0.019cm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0">
      <style:paragraph-properties fo:margin-top="0cm" fo:margin-bottom="0cm" loext:contextual-spacing="false" style:line-height-at-least="0.019cm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paragraph-rsid="00098585" style:text-blinking="false" fo:background-color="transparent"/>
    </style:style>
    <style:style style:name="P19" style:family="paragraph" style:parent-style-name="Text_20_body" style:list-style-name="L11">
      <style:paragraph-properties fo:margin-top="0cm" fo:margin-bottom="0cm" loext:contextual-spacing="false" style:line-height-at-least="0.019cm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2">
      <style:paragraph-properties fo:margin-top="0cm" fo:margin-bottom="0cm" loext:contextual-spacing="false" style:line-height-at-least="0.019cm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6">
      <style:paragraph-properties fo:margin-top="0cm" fo:margin-bottom="0cm" loext:contextual-spacing="false" style:line-height-at-least="0.019cm" style:writing-mode="lr-tb"/>
    </style:style>
    <style:style style:name="P22" style:family="paragraph" style:parent-style-name="Text_20_body">
      <style:paragraph-properties fo:margin-left="1.27cm" fo:margin-right="0cm" fo:margin-top="0cm" fo:margin-bottom="0cm" loext:contextual-spacing="false" style:line-height-at-least="0.019cm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left="1.27cm" fo:margin-right="0cm" fo:margin-top="0cm" fo:margin-bottom="0cm" loext:contextual-spacing="false" style:line-height-at-least="0.019cm" fo:text-indent="0cm" style:auto-text-indent="false" style:writing-mode="lr-tb"/>
    </style:style>
    <style:style style:name="P24" style:family="paragraph" style:parent-style-name="Text_20_body">
      <style:paragraph-properties fo:margin-left="0cm" fo:margin-right="0cm" fo:margin-top="0cm" fo:margin-bottom="0cm" loext:contextual-spacing="false" style:line-height-at-least="0.019cm" fo:text-indent="1.27cm" style:auto-text-indent="false" style:writing-mode="lr-tb"/>
    </style:style>
    <style:style style:name="P25" style:family="paragraph" style:parent-style-name="Text_20_body">
      <style:paragraph-properties fo:margin-left="0.002cm" fo:margin-right="0cm" style:line-height-at-least="0.019cm" fo:text-indent="0cm" style:auto-text-indent="false"/>
    </style:style>
    <style:style style:name="P26" style:family="paragraph" style:parent-style-name="Text_20_body">
      <style:paragraph-properties fo:margin-top="0cm" fo:margin-bottom="0.199cm" loext:contextual-spacing="false" fo:line-height="0.499cm"/>
      <style:text-properties officeooo:paragraph-rsid="000063bb"/>
    </style:style>
    <style:style style:name="P27" style:family="paragraph" style:parent-style-name="Text_20_body">
      <style:paragraph-properties fo:margin-top="0cm" fo:margin-bottom="0.199cm" loext:contextual-spacing="false" fo:line-height="0.499cm"/>
      <style:text-properties officeooo:paragraph-rsid="00027314"/>
    </style:style>
    <style:style style:name="P28" style:family="paragraph" style:parent-style-name="Text_20_body">
      <style:paragraph-properties fo:margin-top="0cm" fo:margin-bottom="0.049cm" loext:contextual-spacing="false" fo:line-height="0.499cm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solid" style:text-underline-width="auto" style:text-underline-color="font-color" fo:font-weight="bold" style:text-blinking="false" fo:background-color="transparent"/>
    </style:style>
    <style:style style:name="P29" style:family="paragraph" style:parent-style-name="Text_20_body">
      <style:paragraph-properties fo:margin-top="0cm" fo:margin-bottom="0.049cm" loext:contextual-spacing="false" fo:line-height="0.499cm" style:writing-mode="lr-tb"/>
    </style:style>
    <style:style style:name="P30" style:family="paragraph" style:parent-style-name="Text_20_body">
      <style:paragraph-properties fo:margin-top="0cm" fo:margin-bottom="0.049cm" loext:contextual-spacing="false" fo:line-height="0.499cm"/>
    </style:style>
    <style:style style:name="P31" style:family="paragraph" style:parent-style-name="Table_20_Contents">
      <style:paragraph-properties fo:margin-top="0cm" fo:margin-bottom="0cm" loext:contextual-spacing="false" style:line-height-at-least="0.019cm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bold" style:text-blinking="false" fo:background-color="transparent"/>
    </style:style>
    <style:style style:name="P32" style:family="paragraph" style:parent-style-name="Table_20_Contents">
      <style:paragraph-properties fo:margin-top="0cm" fo:margin-bottom="0cm" loext:contextual-spacing="false" style:line-height-at-least="0.019cm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0286c5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font-name="Liberation Serif1" fo:font-size="12pt" fo:font-style="normal" style:text-underline-style="solid" style:text-underline-width="auto" style:text-underline-color="font-color" fo:font-weight="bold" fo:background-color="transparent" loext:char-shading-value="0"/>
    </style:style>
    <style:style style:name="T12" style:family="text">
      <style:text-properties fo:font-variant="normal" fo:text-transform="none" fo:color="#000080" style:text-line-through-style="none" style:text-line-through-type="none" style:font-name="Liberation Serif1" fo:font-size="12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80" style:text-line-through-style="none" style:text-line-through-type="none" style:font-name="Liberation Serif1" fo:font-size="12pt" fo:font-style="normal" style:text-underline-style="solid" style:text-underline-width="auto" style:text-underline-color="font-color" fo:font-weight="bold" officeooo:rsid="000182f5" style:text-blinking="false" fo:background-color="transparent" loext:char-shading-value="0"/>
    </style:style>
    <style:style style:name="T14" style:family="text">
      <style:text-properties style:font-name="Liberation Serif1" fo:background-color="transparent" loext:char-shading-value="0"/>
    </style:style>
    <style:style style:name="T15" style:family="text">
      <style:text-properties style:font-name="Liberation Serif1" fo:font-weight="bold" fo:background-color="transparent" loext:char-shading-value="0"/>
    </style:style>
    <style:style style:name="T16" style:family="text">
      <style:text-properties style:font-name="Liberation Serif1" style:text-underline-style="solid" style:text-underline-width="auto" style:text-underline-color="font-color" fo:font-weight="bold" fo:background-color="transparent" loext:char-shading-value="0"/>
    </style:style>
    <style:style style:name="T17" style:family="text">
      <style:text-properties style:font-name="Liberation Serif1" style:text-underline-style="solid" style:text-underline-width="auto" style:text-underline-color="font-color" fo:font-weight="bold" officeooo:rsid="000286c5" fo:background-color="transparent" loext:char-shading-value="0"/>
    </style:style>
    <style:style style:name="T18" style:family="text">
      <style:text-properties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docs-internal-guid-2a966602-c95c-60bc-e7a0-19563b8f93a4"/><text:span text:style-name="T1">Dasineni Bala Ramya<text:tab/></text:span></text:p>
      <text:p text:style-name="P26"><text:span text:style-name="T1">Email-id:</text:span><text:a xlink:type="simple" xlink:href="mailto:dasineniramya@gmail.com" text:style-name="Internet_20_link" text:visited-style-name="Visited_20_Internet_20_Link"><text:span text:style-name="T12">dasineniramya@gmail.co</text:span></text:a><text:a xlink:type="simple" xlink:href="mailto:dasineniramya@gmail.com" text:style-name="Internet_20_link" text:visited-style-name="Visited_20_Internet_20_Link"><text:span text:style-name="T13">m</text:span></text:a><text:span text:style-name="T13"> </text:span></text:p>
      <text:p text:style-name="P27"><text:span text:style-name="T9">Contact No:+91-9553342043</text:span></text:p>
      <text:p text:style-name="P2"><draw:frame draw:style-name="fr1" draw:name="Image1" text:anchor-type="as-char" svg:width="17.383cm" svg:height="0.041cm" draw:z-index="0"><draw:image xlink:href="Pictures/100002010000029100000001575D183B0F7CD453.png" xlink:type="simple" xlink:show="embed" xlink:actuate="onLoad"/></draw:frame></text:p>
      <text:p text:style-name="P4">Objective:</text:p>
      <text:p text:style-name="P5">To secure a challenging position where I can effectively contribute my skills as an Engineer,possessing competent technical skills.</text:p>
      <text:p text:style-name="P1"/>
      <text:p text:style-name="P7"><text:span text:style-name="T11">CAREER HIGHLIGHTS</text:span><text:span text:style-name="T1"><text:tab/><text:tab/><text:tab/><text:tab/><text:tab/><text:tab/></text:span><text:span text:style-name="T11">SKILL SET SUMMARY</text:span></text:p>
      <text:p text:style-name="P1"/>
      <text:list xml:id="list3373520401029315560" text:style-name="L1">
        <text:list-item>
          <text:p text:style-name="P8"><text:span text:style-name="T14">1+ years of experience in Embedded </text:span><text:span text:style-name="T18"><text:tab/><text:tab/></text:span><text:span text:style-name="T15">Domain:</text:span><text:span text:style-name="T18"> </text:span><text:span text:style-name="T14">Embedded ,IoT</text:span></text:p>
        </text:list-item>
      </text:list>
      <text:p text:style-name="P23"><text:span text:style-name="T3">systems and Linux Programming.</text:span><text:span text:style-name="T6"> <text:tab/><text:tab/><text:tab/></text:span><text:span text:style-name="T1">Programming:</text:span><text:span text:style-name="T3">C,Python,OS concep</text:span><text:span text:style-name="T4">ts<text:tab/><text:tab/></text:span><text:span text:style-name="T6"><text:tab/><text:tab/><text:tab/><text:tab/><text:tab/></text:span><text:span text:style-name="T1">Environment:</text:span><text:span text:style-name="T3">Linux,Windows.</text:span></text:p>
      <text:list xml:id="list270004661354148343" text:style-name="L2">
        <text:list-item>
          <text:p text:style-name="P9"><text:span text:style-name="T14">Hands-on experience in developing<text:tab/><text:tab/><text:tab/></text:span><text:span text:style-name="T15">Tools:</text:span><text:span text:style-name="T14">GIT,Jenkins,ADB,Valgrind.</text:span></text:p>
        </text:list-item>
      </text:list>
      <text:p text:style-name="P23"><text:span text:style-name="T3">IoT Device Managemnet stack.</text:span></text:p>
      <text:p text:style-name="P23"><text:span text:style-name="T3">Hands on experience in BLE,GATT,</text:span></text:p>
      <text:p text:style-name="P23"><text:span text:style-name="T3">HCI tools.</text:span></text:p>
      <text:list xml:id="list2610638524090718046" text:style-name="L3">
        <text:list-item>
          <text:p text:style-name="P10"><text:span text:style-name="T14">Hands on experience in C and python<text:tab/></text:span><text:span text:style-name="T18"><text:tab/><text:tab/></text:span><text:span text:style-name="T16">WORK HISTORY</text:span></text:p>
        </text:list-item>
        <text:list-item>
          <text:p text:style-name="P10"><text:span text:style-name="T14">Hands-on experience in debugging</text:span><text:span text:style-name="T18"><text:tab/><text:tab/><text:tab/> </text:span><text:span text:style-name="T16">Compan</text:span><text:span text:style-name="T17">y</text:span><text:span text:style-name="T18"> <text:tab/><text:tab/></text:span><text:span text:style-name="T16">Duration</text:span></text:p>
        </text:list-item>
      </text:list>
      <text:p text:style-name="P23"><text:span text:style-name="T3">tools gdb,Valgrind.<text:tab/><text:tab/><text:tab/><text:tab/><text:tab/></text:span><text:span text:style-name="T6"> </text:span><text:span text:style-name="T3">Votary Softech<text:tab/></text:span><text:span text:style-name="T6"> </text:span><text:span text:style-name="T3">Aug2016 to</text:span></text:p>
      <text:p text:style-name="P24"><text:span text:style-name="T6"><text:tab/><text:tab/><text:tab/><text:tab/><text:tab/><text:tab/><text:tab/> </text:span><text:span text:style-name="T3">Sloutions Pvt Ltd<text:tab/> <text:s/>till Date</text:span></text:p>
      <text:list xml:id="list8641538778875871528" text:style-name="L4">
        <text:list-item>
          <text:p text:style-name="P11"><text:span text:style-name="T14">Hands-on experince in source Code </text:span><text:span text:style-name="T18"><text:s/></text:span></text:p>
        </text:list-item>
      </text:list>
      <text:p text:style-name="P22">version Control Tool(GIT)</text:p>
      <text:list xml:id="list9106442201408435272" text:style-name="L5">
        <text:list-item>
          <text:p text:style-name="P12"><text:span text:style-name="T14">Knowledge on communication</text:span></text:p>
        </text:list-item>
      </text:list>
      <text:p text:style-name="P23"><text:span text:style-name="T3">protocols like I2C and SPI.</text:span></text:p>
      <text:p text:style-name="P23"><text:span text:style-name="T3"/></text:p>
      <text:p text:style-name="P7"><text:span text:style-name="T6"><text:s/></text:span><text:span text:style-name="T11">EDUCATIONAL DETAILS</text:span></text:p>
      <text:list xml:id="list4966418105256139912" text:style-name="L6">
        <text:list-item>
          <text:p text:style-name="P21"><text:span text:style-name="T3">Pursued B.Tech (ECE) 2015 from GIET Enginneering College,Rajahmundry with 75.7%.</text:span></text:p>
        </text:list-item>
        <text:list-item>
          <text:p text:style-name="P13">Intemediate (MPC) 2011 from Vijaya Junior college Challapalli with 92.8%.</text:p>
        </text:list-item>
        <text:list-item>
          <text:p text:style-name="P13">(SSC) Xth 2009 from Nagarjuna Vidyalaya ,challapalli with 89.9%.</text:p>
        </text:list-item>
      </text:list>
      <text:p text:style-name="P6"/>
      <text:p text:style-name="P7"><text:span text:style-name="T11">PROJECTS IN DETAILS</text:span></text:p>
      <text:p text:style-name="P1"/>
      <text:p text:style-name="P7"><text:span text:style-name="T1">Comapny1</text:span><text:span text:style-name="T6"> </text:span><text:span text:style-name="T1">:</text:span><text:span text:style-name="T6"> </text:span><text:span text:style-name="T3">Votary Softech Solutions Pvt .Ltd</text:span></text:p>
      <text:p text:style-name="P1"/>
      <text:p text:style-name="P4">PROJECT 1: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Name</text:p>
          </table:table-cell>
          <table:table-cell table:style-name="Table1.A1" office:value-type="string">
            <text:p text:style-name="P32">Multimedia Image Processing using OpenCV</text:p>
          </table:table-cell>
        </table:table-row>
        <table:table-row>
          <table:table-cell table:style-name="Table1.A1" office:value-type="string">
            <text:p text:style-name="P31">Designation</text:p>
          </table:table-cell>
          <table:table-cell table:style-name="Table1.A1" office:value-type="string">
            <text:p text:style-name="P32">Softwarte Enginner</text:p>
          </table:table-cell>
        </table:table-row>
        <table:table-row>
          <table:table-cell table:style-name="Table1.A1" office:value-type="string">
            <text:p text:style-name="P31">Team Size</text:p>
          </table:table-cell>
          <table:table-cell table:style-name="Table1.A1" office:value-type="string">
            <text:p text:style-name="P32">7</text:p>
          </table:table-cell>
        </table:table-row>
      </table:table>
      <text:p text:style-name="P25"/>
      <text:p text:style-name="P4">Project Objective:</text:p>
      <text:p text:style-name="P7"><text:span text:style-name="T6"><text:s/></text:span><text:span text:style-name="T3">Developing applications in OPENCV ,as part of our Machine learing enriched,identify the person by capturing the image.</text:span></text:p>
      <text:p text:style-name="P1"/>
      <text:p text:style-name="P4"/>
      <text:p text:style-name="P4"><text:soft-page-break/>Roles and Responsibilities:</text:p>
      <text:p text:style-name="P7"><text:span text:style-name="T3">As a Software Engineer responsible for</text:span></text:p>
      <text:p text:style-name="P7"><text:span text:style-name="T3"/></text:p>
      <text:list xml:id="list748245556130318035" text:style-name="L7">
        <text:list-item>
          <text:p text:style-name="P14">Identifying and analyzing face detection patterns/algorithms.</text:p>
        </text:list-item>
        <text:list-item>
          <text:p text:style-name="P14">Testing the stability.</text:p>
        </text:list-item>
        <text:list-item>
          <text:p text:style-name="P14">Setting up SQLite server.</text:p>
        </text:list-item>
        <text:list-item>
          <text:p text:style-name="P14">Exploring python OpenCv libraries.</text:p>
        </text:list-item>
      </text:list>
      <text:p text:style-name="P7"><text:span text:style-name="T1"/></text:p>
      <text:p text:style-name="P7"><text:span text:style-name="T1">Contribution:</text:span></text:p>
      <text:p text:style-name="P7"><text:span text:style-name="T1"/></text:p>
      <text:list xml:id="list8048755849418312182" text:style-name="L8">
        <text:list-item>
          <text:p text:style-name="P15">Contribution to design document.</text:p>
        </text:list-item>
        <text:list-item>
          <text:p text:style-name="P15">Capturing Image through camera.</text:p>
        </text:list-item>
        <text:list-item>
          <text:p text:style-name="P15">Image pre-processing(Pixel Management)</text:p>
        </text:list-item>
        <text:list-item>
          <text:p text:style-name="P15">Detect and Target marking</text:p>
        </text:list-item>
        <text:list-item>
          <text:p text:style-name="P15">Writing Python wrapper code for OpenCV libraries.</text:p>
        </text:list-item>
        <text:list-item>
          <text:p text:style-name="P15">Written unit test cases.</text:p>
        </text:list-item>
      </text:list>
      <text:p text:style-name="P7"><text:span text:style-name="T1">Tools</text:span><text:span text:style-name="T3">:Python,GIT,SQLite</text:span></text:p>
      <text:p text:style-name="P7"><text:span text:style-name="T1">Software used:</text:span><text:span text:style-name="T3">OpenCV</text:span></text:p>
      <text:p text:style-name="P7"><text:span text:style-name="T1">Test cases Written</text:span><text:span text:style-name="T3">:25</text:span></text:p>
      <text:p text:style-name="P7"><text:span text:style-name="T3"/></text:p>
      <text:p text:style-name="P4">PROJECT 2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Name</text:p>
          </table:table-cell>
          <table:table-cell table:style-name="Table2.A1" office:value-type="string">
            <text:p text:style-name="P32">VotaryTech IoT Platform-Build Alert System</text:p>
          </table:table-cell>
        </table:table-row>
        <table:table-row>
          <table:table-cell table:style-name="Table2.A1" office:value-type="string">
            <text:p text:style-name="P31">Designation</text:p>
          </table:table-cell>
          <table:table-cell table:style-name="Table2.A1" office:value-type="string">
            <text:p text:style-name="P32">Software Engineer</text:p>
          </table:table-cell>
        </table:table-row>
        <table:table-row>
          <table:table-cell table:style-name="Table2.A1" office:value-type="string">
            <text:p text:style-name="P31">Team Size</text:p>
          </table:table-cell>
          <table:table-cell table:style-name="Table2.A1" office:value-type="string">
            <text:p text:style-name="P32">4</text:p>
          </table:table-cell>
        </table:table-row>
      </table:table>
      <text:p text:style-name="P25"/>
      <text:p text:style-name="P4">Project Objective:</text:p>
      <text:p text:style-name="P7"><text:span text:style-name="T6"><text:s/></text:span><text:span text:style-name="T3">As a part of VotaryTech IoT platform ,we developed “Build-Alert System” that monitors and generates alarm(Visual and audio) when build fails in continuous integration system.</text:span></text:p>
      <text:p text:style-name="P7"><text:span text:style-name="T1"/></text:p>
      <text:p text:style-name="P7"><text:span text:style-name="T1">Roles and Responsibilities:</text:span></text:p>
      <text:p text:style-name="P7"><text:span text:style-name="T1"/></text:p>
      <text:p text:style-name="P5">As a Software Engineer responsible for</text:p>
      <text:list xml:id="list5732207264326282739" text:style-name="L9">
        <text:list-item>
          <text:p text:style-name="P16">Requirement Analysis</text:p>
        </text:list-item>
        <text:list-item>
          <text:p text:style-name="P16">Design and Implementation</text:p>
        </text:list-item>
        <text:list-item>
          <text:p text:style-name="P16">Unit Testing</text:p>
        </text:list-item>
        <text:list-item>
          <text:p text:style-name="P16">Followed Votary Tech Vgate process in SDLC.</text:p>
        </text:list-item>
      </text:list>
      <text:p text:style-name="P7"><text:span text:style-name="T1"/></text:p>
      <text:p text:style-name="P7"><text:span text:style-name="T1">Contribution:</text:span></text:p>
      <text:p text:style-name="P7"><text:span text:style-name="T1"/></text:p>
      <text:list xml:id="list3189404344586400279" text:style-name="L10">
        <text:list-item>
          <text:p text:style-name="P18">Written around 200 lines of python code to generate alarms in case of build failure for BCM2823 SOC under Linux.</text:p>
        </text:list-item>
        <text:list-item>
          <text:p text:style-name="P17">Resolved 4 defects.</text:p>
          <text:p text:style-name="P17"/>
        </text:list-item>
      </text:list>
      <text:p text:style-name="P7"><text:span text:style-name="T1">Tools Used:</text:span><text:span text:style-name="T3">Python,GIT,Jenkins</text:span></text:p>
      <text:p text:style-name="P7"><text:span text:style-name="T1">Packages Used:</text:span><text:span text:style-name="T3">Imap</text:span></text:p>
      <text:p text:style-name="P7"><text:span text:style-name="T1">Test cases written:</text:span><text:span text:style-name="T3">30</text:span></text:p>
      <text:p text:style-name="P7"><text:span text:style-name="T1"/></text:p>
      <text:p text:style-name="P7"><text:span text:style-name="T1"/></text:p>
      <text:p text:style-name="P7"><text:soft-page-break/><text:span text:style-name="T1">PROJECT 3</text:span>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Name</text:p>
          </table:table-cell>
          <table:table-cell table:style-name="Table3.A1" office:value-type="string">
            <text:p text:style-name="P32">VITA(VotaryTech IOT Architecture)-Device Management</text:p>
          </table:table-cell>
        </table:table-row>
        <table:table-row>
          <table:table-cell table:style-name="Table3.A1" office:value-type="string">
            <text:p text:style-name="P31">Designation</text:p>
          </table:table-cell>
          <table:table-cell table:style-name="Table3.A1" office:value-type="string">
            <text:p text:style-name="P32">Software Engineer</text:p>
          </table:table-cell>
        </table:table-row>
        <table:table-row>
          <table:table-cell table:style-name="Table3.A1" office:value-type="string">
            <text:p text:style-name="P31">Team Size</text:p>
          </table:table-cell>
          <table:table-cell table:style-name="Table3.A1" office:value-type="string">
            <text:p text:style-name="P32">7</text:p>
          </table:table-cell>
        </table:table-row>
      </table:table>
      <text:p text:style-name="P25"/>
      <text:p text:style-name="P7"><text:span text:style-name="T1">Project Objective:</text:span></text:p>
      <text:p text:style-name="P5">VITA Device Management is IoT gateway firmware which enables application to discovery and engage IoT devices.</text:p>
      <text:p text:style-name="P1"/>
      <text:p text:style-name="P7"><text:span text:style-name="T1">Roles and Responsibilities:</text:span></text:p>
      <text:p text:style-name="P5">As a Software Engineer responsible for</text:p>
      <text:list xml:id="list8637165498729152845" text:style-name="L11">
        <text:list-item>
          <text:p text:style-name="P19">Requirement Analysis</text:p>
        </text:list-item>
        <text:list-item>
          <text:p text:style-name="P19">Design and Implementation of Device Management Stack.</text:p>
        </text:list-item>
        <text:list-item>
          <text:p text:style-name="P19">Unit Testing</text:p>
        </text:list-item>
      </text:list>
      <text:p text:style-name="P4">Contribution:</text:p>
      <text:list xml:id="list3733131107804606782" text:style-name="L12">
        <text:list-item>
          <text:p text:style-name="P20">Developed 6 APIs for IoT gateway software(BLE,Wi-Fi through IP and IP devices) viz.,initialize,discovery ,get,put,observe and delete.</text:p>
        </text:list-item>
        <text:list-item>
          <text:p text:style-name="P20">Written around 400 lines of code for developing the 6 API’s in C under Linux for IoT Gateway software.</text:p>
        </text:list-item>
        <text:list-item>
          <text:p text:style-name="P20">Developed application of around 150 lines of code in C under Linux to test the API’s by using MQTT commands.</text:p>
        </text:list-item>
        <text:list-item>
          <text:p text:style-name="P20">Resolved 6 defects.</text:p>
        </text:list-item>
      </text:list>
      <text:p text:style-name="P7"><text:span text:style-name="T1">Tools Used:</text:span><text:span text:style-name="T3">Git,gcc,hcitool,gatt tool</text:span></text:p>
      <text:p text:style-name="P7"><text:span text:style-name="T1">Packages Used:</text:span><text:span text:style-name="T3">Bluez</text:span></text:p>
      <text:p text:style-name="P7"><text:span text:style-name="T1">Debugging Techniques:</text:span><text:span text:style-name="T3">Gdb,Valgrind</text:span></text:p>
      <text:p text:style-name="P7"><text:span text:style-name="T1">Test cases written:</text:span><text:span text:style-name="T3">100</text:span></text:p>
      <text:p text:style-name="P1"/>
      <text:p text:style-name="P28">Personal Details:</text:p>
      <text:p text:style-name="P30"/>
      <text:p text:style-name="P29"><text:span text:style-name="T2">Name</text:span><text:span text:style-name="T7"> </text:span><text:span text:style-name="T2">:</text:span><text:span text:style-name="T3"> D.Bala Ramya</text:span></text:p>
      <text:p text:style-name="P29"><text:span text:style-name="T2">Date of Birth</text:span><text:span text:style-name="T7"> </text:span><text:span text:style-name="T2">: </text:span><text:span text:style-name="T3">07-06-1994</text:span></text:p>
      <text:p text:style-name="P29"><text:span text:style-name="T2">Marital Status</text:span><text:span text:style-name="T7"> </text:span><text:span text:style-name="T2">: </text:span><text:span text:style-name="T3">single</text:span></text:p>
      <text:p text:style-name="P29"><text:span text:style-name="T2">Nationality</text:span><text:span text:style-name="T7"> </text:span><text:span text:style-name="T2">: </text:span><text:span text:style-name="T3">Indian</text:span></text:p>
      <text:p text:style-name="P29"><text:span text:style-name="T2">Permanent address: </text:span><text:span text:style-name="T3">D.No:1-94,Pagolu,Challapalli,</text:span></text:p>
      <text:p text:style-name="P29"><text:span text:style-name="T3"><text:tab/><text:tab/> <text:s text:c="8"/>Krishna District,</text:span><text:span text:style-name="T10">Andhra Pradesh</text:span><text:span text:style-name="T3">,</text:span></text:p>
      <text:p text:style-name="P29"><text:span text:style-name="T6"><text:tab/><text:tab/> <text:s text:c="8"/></text:span><text:span text:style-name="T3">521126.</text:span></text:p>
      <text:p text:style-name="P1"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/>
    <style:font-face style:name="Noto Sans Symbols" svg:font-family="'Noto Sans Symbols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5:13:05.289797767</meta:creation-date>
    <dc:date>2017-11-17T15:34:16.586547457</dc:date>
    <meta:editing-duration>PT21M7S</meta:editing-duration>
    <meta:editing-cycles>10</meta:editing-cycles>
    <meta:generator>LibreOffice/5.1.6.2$Linux_X86_64 LibreOffice_project/10m0$Build-2</meta:generator>
    <meta:document-statistic meta:table-count="3" meta:image-count="1" meta:object-count="0" meta:page-count="3" meta:paragraph-count="106" meta:word-count="510" meta:character-count="3649" meta:non-whitespace-character-count="3201"/>
  </office:meta>
</office:document-meta>
</file>